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  <table:table-cell office:value-type="float" office:value="52183" calcext:value-type="float">
            <text:p>52183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  <table:table-cell office:value-type="float" office:value="538298" calcext:value-type="float">
            <text:p>538298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  <table:table-cell office:value-type="float" office:value="303989" calcext:value-type="float">
            <text:p>303989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  <table:table-cell office:value-type="float" office:value="3028423" calcext:value-type="float">
            <text:p>3028423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  <table:table-cell office:value-type="float" office:value="69891" calcext:value-type="float">
            <text:p>69891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  <table:table-cell office:value-type="float" office:value="684652" calcext:value-type="float">
            <text:p>684652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575910" calcext:value-type="float">
            <text:p>575910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  <table:table-cell office:value-type="float" office:value="446982" calcext:value-type="float">
            <text:p>446982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740215" calcext:value-type="float">
            <text:p>740215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278567" calcext:value-type="float">
            <text:p>27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4:23:18.26804438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34:48.390087906</meta:creation-date>
    <dc:date>2022-02-18T16:30:50.750360270</dc:date>
    <meta:editing-duration>PT4H11M53S</meta:editing-duration>
    <meta:editing-cycles>8</meta:editing-cycles>
    <meta:generator>LibreOffice/6.0.7.3$Linux_X86_64 LibreOffice_project/00m0$Build-3</meta:generator>
    <meta:document-statistic meta:table-count="1" meta:cell-count="79" meta:object-count="0"/>
  </office:meta>
</office:document-meta>
</file>